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ENTRY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ync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/>
          <table:table-cell table:style-name="ce24" office:value-type="string" calcext:value-type="string">
            <text:p>TBL_ENTRY_SYNC</text:p>
          </table:table-cell>
          <table:table-cell table:number-columns-repeated="2"/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2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table:style-name="ce40"/>
          <table:table-cell table:number-columns-repeated="3"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p shown</text:p>
          </table:table-cell>
          <table:table-cell office:value-type="string" calcext:value-type="string">
            <text:p>KEY_TIP_NEEDED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rrect answered first try</text:p>
          </table:table-cell>
          <table:table-cell office:value-type="string" calcext:value-type="string">
            <text:p>KEY_IS_CORRECT</text:p>
          </table:table-cell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3:00:22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06T00:26:33.330000000</dc:date>
    <meta:editing-duration>P1DT22H51M5S</meta:editing-duration>
    <meta:editing-cycles>373</meta:editing-cycles>
    <dc:creator>Aron Heinecke</dc:creator>
    <meta:document-statistic meta:table-count="3" meta:cell-count="509" meta:object-count="0"/>
  </office:meta>
</office:document-meta>
</file>